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4.793cm"/>
    </style:style>
    <style:style style:name="pr8" style:family="presentation" style:parent-style-name="forest-outline1">
      <style:graphic-properties fo:min-height="13.882cm"/>
    </style:style>
    <style:style style:name="pr9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046cm" presentation:class="title" presentation:user-transformed="true">
          <draw:text-box>
            <text:p><text:span text:style-name="T1">Code Review IV: The Bourbon Machine Mack II !!!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Prompt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nsert Spring DI and AOP into the Vending Machine. <text:s/>Add a Logging Package and Advice class which writes to the audit.txt file. Make it record exceptions for NoItemsInStock and NoItemInInventory, as well as the usual record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4" draw:layer="layout" svg:width="11.955cm" svg:height="14.793cm" svg:x="1.5cm" svg:y="4.914cm" presentation:class="outline" presentation:user-transformed="true">
          <draw:text-box>
            <text:list text:style-name="L2">
              <text:list-item>
                <text:p><text:span text:style-name="T3">I did the exercises to practice this, and I used our class work as a template for inserting Spring DI and AOP. 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Then I added the application context.xml file under resources, and did the same for my service layer tes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8" draw:text-style-name="P4" draw:layer="layout" svg:width="11.955cm" svg:height="14.294cm" svg:x="7.603cm" svg:y="4.826cm" presentation:class="outline" presentation:user-transformed="true">
          <draw:text-box>
            <text:list text:style-name="L2">
              <text:list-item>
                <text:p><text:span text:style-name="T3">For Spring DI it was mostly a matter of making sure I had my packages and the beans spelled and identified correctly. </text:span></text:p>
              </text:list-item>
              <text:list-item>
                <text:p><text:span text:style-name="T3">After that, it was a matter of grasping the logic behind AOP and how to log after an exception is throw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Spring DI</text:span></text:p>
          </draw:text-box>
        </draw:frame>
        <draw:frame presentation:style-name="pr7" draw:text-style-name="P4" draw:layer="layout" svg:width="11.955cm" svg:height="14.793cm" svg:x="7.366cm" svg:y="4.343cm" presentation:class="outline" presentation:user-transformed="true">
          <draw:text-box>
            <text:list text:style-name="L2">
              <text:list-item>
                <text:p><text:span text:style-name="T3">I created, within my XML file, an AOP Aspect config, and within that, in addition to the changes made so that the logger logs use of the createOrder() metho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Spring AOP</text:span></text:p>
          </draw:text-box>
        </draw:frame>
        <draw:frame presentation:style-name="pr8" draw:text-style-name="P4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3">I created logging aspects within my AOP: config. I created after-throwing advice for the methods getItem and createOrder 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Logging Advice</text:span></text:p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I also created the new package, called advice, and added the methods needed to log the use of my VM when it vends. </text:span></text:p>
              </text:list-item>
              <text:list-item>
                <text:p><text:span text:style-name="T3">I then made a method, based on what we did in class, to log excep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rest" presentation:presentation-page-layout-name="AL4T32">
        <office:forms form:automatic-focus="false" form:apply-design-mode="false"/>
        <draw:frame presentation:style-name="pr9" draw:text-style-name="P4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50M20S</meta:editing-duration>
    <meta:editing-cycles>13</meta:editing-cycles>
    <dc:date>2018-02-10T17:16:47.45</dc:date>
    <dc:creator>Chris Logsdon</dc:creator>
    <meta:generator>OpenOffice/4.1.4$Win32 OpenOffice.org_project/414m5$Build-9788</meta:generator>
    <meta:document-statistic meta:object-count="76"/>
  </office:meta>
</office:document-meta>
</file>